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0pt" officeooo:rsid="0004c40b" officeooo:paragraph-rsid="0004c40b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0pt" officeooo:rsid="00088e52" officeooo:paragraph-rsid="00088e52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20pt" officeooo:rsid="0009e093" officeooo:paragraph-rsid="0009e093" style:font-size-asian="20pt" style:font-size-complex="20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6pt" officeooo:rsid="00073a2f" officeooo:paragraph-rsid="00073a2f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6pt" officeooo:rsid="0004c40b" officeooo:paragraph-rsid="0004c40b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style:text-underline-style="none" officeooo:rsid="00088e52" officeooo:paragraph-rsid="00088e52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text-position="super 58%" style:font-name="Times New Roman" fo:font-size="20pt" officeooo:rsid="0004c40b" officeooo:paragraph-rsid="0004c40b" style:font-size-asian="20pt" style:font-size-complex="20pt"/>
    </style:style>
    <style:style style:name="P10" style:family="paragraph" style:parent-style-name="Standard">
      <style:paragraph-properties fo:text-align="center" style:justify-single-word="false"/>
      <style:text-properties style:font-name="Roboto" fo:font-size="14pt" style:text-underline-style="none" officeooo:rsid="00088e52" officeooo:paragraph-rsid="00088e52" style:font-size-asian="14pt" style:font-size-complex="14pt"/>
    </style:style>
    <style:style style:name="P11" style:family="paragraph" style:parent-style-name="Standard" style:master-page-name="">
      <style:paragraph-properties fo:text-align="justify" style:justify-single-word="false" style:page-number="auto" fo:background-color="transparent" fo:padding="0cm" fo:border="none" style:shadow="none">
        <style:tab-stops/>
        <style:background-image/>
      </style:paragraph-properties>
      <style:text-properties style:font-name="Roboto" fo:font-size="12pt" style:text-underline-style="none" officeooo:rsid="00088e52" officeooo:paragraph-rsid="00088e52" style:font-size-asian="10.5pt" style:font-size-complex="12pt"/>
    </style:style>
    <style:style style:name="P12" style:family="paragraph" style:parent-style-name="Standard">
      <style:paragraph-properties fo:text-align="justify" style:justify-single-word="false" fo:background-color="transparent" fo:padding="0cm" fo:border="none" style:shadow="none">
        <style:tab-stops/>
        <style:background-image/>
      </style:paragraph-properties>
      <style:text-properties style:font-name="Roboto" fo:font-size="12pt" style:text-underline-style="none" officeooo:rsid="00088e52" officeooo:paragraph-rsid="00088e52" style:font-size-asian="10.5pt" style:font-size-complex="12pt"/>
    </style:style>
    <style:style style:name="P13" style:family="paragraph" style:parent-style-name="Standard">
      <style:paragraph-properties fo:text-align="justify" style:justify-single-word="false" fo:background-color="transparent" fo:padding="0cm" fo:border="none" style:shadow="none">
        <style:tab-stops/>
        <style:background-image/>
      </style:paragraph-properties>
      <style:text-properties style:font-name="Roboto" fo:font-size="12pt" style:text-underline-style="none" officeooo:rsid="0013708d" officeooo:paragraph-rsid="0013708d" style:font-size-asian="12pt" style:font-size-complex="12pt"/>
    </style:style>
    <style:style style:name="P14" style:family="paragraph" style:parent-style-name="Standard">
      <style:paragraph-properties fo:text-align="center" style:justify-single-word="false" fo:background-color="transparent" fo:padding="0cm" fo:border="none" style:shadow="none">
        <style:tab-stops/>
        <style:background-image/>
      </style:paragraph-properties>
      <style:text-properties style:font-name="Roboto" fo:font-size="15pt" style:text-underline-style="none" officeooo:rsid="0013708d" officeooo:paragraph-rsid="0013708d" style:font-size-asian="15pt" style:font-size-complex="15pt"/>
    </style:style>
    <style:style style:name="P15" style:family="paragraph" style:parent-style-name="Standard">
      <style:paragraph-properties fo:text-align="center" style:justify-single-word="false" fo:background-color="transparent" fo:padding="0cm" fo:border="none" style:shadow="none">
        <style:tab-stops/>
        <style:background-image/>
      </style:paragraph-properties>
      <style:text-properties style:font-name="Roboto" fo:font-size="15pt" style:text-underline-style="none" officeooo:rsid="001745a0" officeooo:paragraph-rsid="001745a0" style:font-size-asian="15pt" style:font-size-complex="15pt"/>
    </style:style>
    <style:style style:name="P16" style:family="paragraph" style:parent-style-name="Standard">
      <style:paragraph-properties fo:text-align="center" style:justify-single-word="false" fo:background-color="transparent" fo:padding="0cm" fo:border="none" style:shadow="none">
        <style:tab-stops/>
        <style:background-image/>
      </style:paragraph-properties>
      <style:text-properties style:font-name="Roboto" fo:font-size="15pt" style:text-underline-style="none" officeooo:rsid="001ae1cb" officeooo:paragraph-rsid="0013708d" style:font-size-asian="15pt" style:font-size-complex="15pt"/>
    </style:style>
    <style:style style:name="P17" style:family="paragraph" style:parent-style-name="Standard">
      <style:paragraph-properties fo:text-align="center" style:justify-single-word="false" fo:background-color="transparent" fo:padding="0cm" fo:border="none" style:shadow="none">
        <style:tab-stops/>
        <style:background-image/>
      </style:paragraph-properties>
      <style:text-properties style:font-name="Times New Roman" fo:font-size="15pt" style:text-underline-style="none" officeooo:rsid="001745a0" officeooo:paragraph-rsid="001745a0" style:font-size-asian="15pt" style:font-size-complex="15pt"/>
    </style:style>
    <style:style style:name="P18" style:family="paragraph" style:parent-style-name="Standard" style:master-page-name="">
      <style:paragraph-properties fo:margin-left="3cm" fo:margin-right="2cm" fo:line-height="150%" fo:text-align="justify" style:justify-single-word="false" fo:text-indent="0cm" style:auto-text-indent="false" style:page-number="auto" style:shadow="none"/>
      <style:text-properties style:font-name="Times New Roman" fo:font-size="12pt" officeooo:rsid="00156251" officeooo:paragraph-rsid="00156251" style:font-size-asian="10.5pt" style:font-size-complex="12pt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 fo:padding="0cm" fo:border="none" style:shadow="none">
        <style:tab-stops/>
        <style:background-image/>
      </style:paragraph-properties>
      <style:text-properties style:font-name="Times New Roman" fo:font-size="15pt" style:text-underline-style="none" officeooo:rsid="001745a0" officeooo:paragraph-rsid="0020ef15" style:font-size-asian="15pt" style:font-size-complex="15pt"/>
    </style:style>
    <style:style style:name="P20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style:font-name="Times New Roman" fo:font-size="15pt" style:text-underline-style="none" officeooo:rsid="001745a0" officeooo:paragraph-rsid="001e683b" style:font-size-asian="15pt" style:font-size-complex="15pt"/>
    </style:style>
    <style:style style:name="P21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20pt" officeooo:rsid="00073a2f" officeooo:paragraph-rsid="00073a2f" style:font-size-asian="20pt" style:font-size-complex="20pt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 fo:padding="0cm" fo:border="none" style:shadow="none">
        <style:tab-stops/>
        <style:background-image/>
      </style:paragraph-properties>
      <style:text-properties style:font-name="Times New Roman" fo:font-size="15pt" style:text-underline-style="none" officeooo:rsid="001745a0" officeooo:paragraph-rsid="0020ef15" style:font-size-asian="15pt" style:font-size-complex="15pt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 fo:padding="0cm" fo:border="none" style:shadow="none">
        <style:tab-stops/>
        <style:background-image/>
      </style:paragraph-properties>
      <style:text-properties style:font-name="Times New Roman" fo:font-size="15pt" style:text-underline-style="none" officeooo:rsid="0026d665" officeooo:paragraph-rsid="0026d665" style:font-size-asian="15pt" style:font-size-complex="15pt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 fo:padding="0cm" fo:border="none" style:shadow="none">
        <style:tab-stops/>
        <style:background-image/>
      </style:paragraph-properties>
      <style:text-properties officeooo:paragraph-rsid="0020ef15"/>
    </style:style>
    <style:style style:name="T1" style:family="text">
      <style:text-properties officeooo:rsid="0009e093"/>
    </style:style>
    <style:style style:name="T2" style:family="text">
      <style:text-properties fo:font-size="12pt" officeooo:rsid="0018f9c8" style:font-size-asian="10.5pt" style:font-size-complex="12pt"/>
    </style:style>
    <style:style style:name="T3" style:family="text">
      <style:text-properties fo:font-size="12pt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18f9c8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1df710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1e683b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1ef721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1f2f0d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20ef15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223443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226f75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234c5c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23d389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250e5e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25d6e2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26d665" style:font-size-asian="10.5pt" style:font-weight-asian="normal" style:font-size-complex="12pt" style:font-weight-complex="normal"/>
    </style:style>
    <style:style style:name="T17" style:family="text">
      <style:text-properties style:font-name="Times New Roman" fo:font-size="12pt" style:text-underline-style="none" fo:font-weight="normal" officeooo:rsid="001df710" style:font-size-asian="10.5pt" style:font-weight-asian="normal" style:font-size-complex="12pt" style:font-weight-complex="normal"/>
    </style:style>
    <style:style style:name="T18" style:family="text">
      <style:text-properties style:font-name="Times New Roman" fo:font-size="12pt" style:text-underline-style="none" fo:font-weight="normal" officeooo:rsid="001e683b" style:font-size-asian="10.5pt" style:font-weight-asian="normal" style:font-size-complex="12pt" style:font-weight-complex="normal"/>
    </style:style>
    <style:style style:name="T19" style:family="text">
      <style:text-properties style:font-name="Times New Roman" fo:font-size="12pt" style:text-underline-style="none" fo:font-weight="normal" officeooo:rsid="001f2f0d" style:font-size-asian="10.5pt" style:font-weight-asian="normal" style:font-size-complex="12pt" style:font-weight-complex="normal"/>
    </style:style>
    <style:style style:name="T20" style:family="text">
      <style:text-properties style:font-name="Times New Roman" fo:font-size="12pt" style:text-underline-style="none" fo:font-weight="normal" officeooo:rsid="00226f75" style:font-size-asian="10.5pt" style:font-weight-asian="normal" style:font-size-complex="12pt" style:font-weight-complex="normal"/>
    </style:style>
    <style:style style:name="T21" style:family="text">
      <style:text-properties style:font-name="Times New Roman" fo:font-size="12pt" style:text-underline-style="none" fo:font-weight="normal" officeooo:rsid="0020ef15" style:font-size-asian="10.5pt" style:font-weight-asian="normal" style:font-size-complex="12pt" style:font-weight-complex="normal"/>
    </style:style>
    <style:style style:name="T22" style:family="text">
      <style:text-properties style:font-name="Times New Roman" fo:font-size="12pt" style:text-underline-style="none" fo:font-weight="normal" officeooo:rsid="00223443" style:font-size-asian="10.5pt" style:font-weight-asian="normal" style:font-size-complex="12pt" style:font-weight-complex="normal"/>
    </style:style>
    <style:style style:name="T23" style:family="text">
      <style:text-properties style:font-name="Times New Roman" fo:font-size="12pt" style:text-underline-style="none" fo:font-weight="normal" officeooo:rsid="00234c5c" style:font-size-asian="10.5pt" style:font-weight-asian="normal" style:font-size-complex="12pt" style:font-weight-complex="normal"/>
    </style:style>
    <style:style style:name="T24" style:family="text">
      <style:text-properties style:font-name="Times New Roman" fo:font-size="12pt" style:text-underline-style="none" fo:font-weight="normal" officeooo:rsid="0026d665" style:font-size-asian="10.5pt" style:font-weight-asian="normal" style:font-size-complex="12pt" style:font-weight-complex="normal"/>
    </style:style>
    <style:style style:name="T25" style:family="text">
      <style:text-properties style:font-name="Times New Roman" fo:font-size="12pt" style:text-underline-style="none" fo:font-weight="normal" officeooo:rsid="0026d665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6">Herczig Ádám</text:p>
      <text:p text:style-name="P7">Szakdolgozat</text:p>
      <text:p text:style-name="P3"/>
      <text:p text:style-name="P18"/>
      <text:p text:style-name="P3"/>
      <text:p text:style-name="P3"/>
      <text:p text:style-name="P3"/>
      <text:p text:style-name="P3"/>
      <text:p text:style-name="P9"/>
      <text:p text:style-name="P3"/>
      <text:p text:style-name="P3"/>
      <text:p text:style-name="P3"/>
      <text:p text:style-name="P4">Hőmérő hálózat <text:span text:style-name="T1"><text:s/></text:span></text:p>
      <text:p text:style-name="P5">IoT felület</text:p>
      <text:p text:style-name="P5">kialakítás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PÉCSI TUDOMÁNY EGYETEM</text:p>
      <text:p text:style-name="P8">MŰSZAKI ÉS INFORMATIKAI KAR</text:p>
      <text:p text:style-name="P8">VILLAMOSMÉRNÖKI SZAK</text:p>
      <text:p text:style-name="P8"/>
      <text:p text:style-name="P8"/>
      <text:p text:style-name="P8"/>
      <text:p text:style-name="P8">Pécs, 2017</text:p>
      <text:p text:style-name="P10"/>
      <text:p text:style-name="P11"/>
      <text:p text:style-name="P12"/>
      <text:p text:style-name="P14"><text:soft-page-break/></text:p>
      <text:p text:style-name="P14"/>
      <text:p text:style-name="P14">Nyilatkozat</text:p>
      <text:p text:style-name="P14"/>
      <text:p text:style-name="P13"><text:tab/>Alulírott Herczig Ádám diplomázó hallgató, kijelentem hogy a szakdolgozatomat a Pécsi Tudományegyetem Műszaki és Informatikai karán készítettem a villamosmérnöki BSC diploma megszerzése véget.</text:p>
      <text:p text:style-name="P13"/>
      <text:p text:style-name="P13"/>
      <text:p text:style-name="P13"/>
      <text:p text:style-name="P13"><text:tab/>Kijelentem, hogy a szakdolgozatom érdemi részét egyedül végeztem el. Az érdemi részen kívül csak meghivatkozott forrásokat használtam fel a szakdolgozatomba (szakirodalom, kód). Tudomásul veszem, hogy a szakdolgozatom leírt forráskódot a Pécsi Tudományegyetem, valamint a szakdolgozat témát kiíró konzulens saját céljaira szabadon felhasználhatja.</text:p>
      <text:p text:style-name="P13"/>
      <text:p text:style-name="P13">2017.10.24.</text:p>
      <text:p text:style-name="P13"><text:tab/><text:tab/><text:tab/><text:tab/><text:tab/><text:tab/><text:tab/><text:tab/><text:tab/><text:tab/><text:tab/>Herczig Ádám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<text:soft-page-break/><text:s/></text:p>
      <text:p text:style-name="P14"/>
      <text:p text:style-name="P14"/>
      <text:p text:style-name="P15">Tartalomjegyzék helye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<text:soft-page-break/></text:p>
      <text:p text:style-name="P17">1. Bevezetés</text:p>
      <text:p text:style-name="P17"/>
      <text:p text:style-name="P20"><text:tab/><text:span text:style-name="T2">A </text:span><text:span text:style-name="T4">mai </text:span><text:span text:style-name="T5">hétköznapi életnek lassan már szerves része lesz hogy mindenféle eszközt rá fogunk tudni csatolni az internet nagy világára. A legáltalánosabb szenzoroktól kezdve, az autóiparban használt robotokon, aktuátorokon át egészen a hétköznapi használatú eszközökig (Televízió, hűtő, </text:span><text:span text:style-name="T15">riasztóközpont</text:span><text:span text:style-name="T5">) </text:span><text:span text:style-name="T13">és még sorolhatnánk tovább is, </text:span><text:span text:style-name="T5">szinte mindent rá tudunk csatolni az internetre. Ezáltal minden </text:span><text:span text:style-name="T6">olyan </text:span><text:span text:style-name="T5">eszköz </text:span><text:span text:style-name="T6">mely IP címmel rendelkezik, </text:span><text:span text:style-name="T5">kapcsolatban lehet </text:span><text:span text:style-name="T6">hálózati eszközökkel,</text:span><text:span text:style-name="T5"> amennyiben ez szükséges. Gondoljunk csak bele, megyünk haza munkából, okostelefonunkkal egy pillanat alatt leellenőrizhetjük a hűtőnk tartalmát vagy <text:s/>hogy a lakásunk különböző pontjain milyen hőmérséklet van. Hideg téli estéken akár, ezáltal előre <text:s/>feltudjuk fűteni vagy </text:span><text:span text:style-name="T7">le tudjuk </text:span><text:span text:style-name="T5">hűteni számunkra megfelelő hőmérsékletűre a lakásunkat hőmérő szenzorok és egy fűtő-hűtő klíma vezérlésével, mindezt távolról mire hazaérnénk. Ezt (is) nevezzük a magyar fordításban „Dolgok </text:span><text:span text:style-name="T7">I</text:span><text:span text:style-name="T5">nternetének”, szakkifejezéssel IoT-nek azaz Internet of Things-nek. </text:span><text:span text:style-name="T14">Az IoT alatt </text:span><text:span text:style-name="T15">gyakorlatilag beágyazott elektronikai eszközök, fizikai tárgyak, autók, műszerek hálózati kapcsolatát és adatcseréjét értjük.</text:span></text:p>
      <text:p text:style-name="P24"><text:span text:style-name="T17"><text:tab/>Szakdolgozatom témájának </text:span><text:span text:style-name="T18">pont egy hasonló IoT feladatot választottam, melyet az előbb példának hoztam fel. Feladatként egy olyan </text:span><text:span text:style-name="T19">hálózat </text:span><text:span text:style-name="T18">kialakítását </text:span><text:span text:style-name="T19">kellett megterveznem </text:span><text:span text:style-name="T20">aminek</text:span><text:span text:style-name="T19"> a vezérlője egy </text:span><text:span text:style-name="T21">L</text:span><text:span text:style-name="T19">inux alapú vezérlő mely maximum 99 db hőmérő szenzorral tudja tartani a kapcsolatot. A vezérlő feladata egy konfigurációs fájl felolvasása, majd a kommunikáció inicializálása. </text:span><text:span text:style-name="T21">Inicializálás után </text:span><text:span text:style-name="T19">több szálon futva bizonyos, időközönként hőmérséklet adatok</text:span><text:span text:style-name="T21">at kell </text:span><text:span text:style-name="T19"><text:s/></text:span><text:span text:style-name="T21">le</text:span><text:span text:style-name="T19">kér</text:span><text:span text:style-name="T21">nie</text:span><text:span text:style-name="T19">, </text:span><text:span text:style-name="T21">felolvasnia majd a felolvasott értékeket ki is kell értékelnie. Végül a kiértékelt adatokat egy webes felületen meg is kell tudnia jeleníteni a vezérlőnek. A szolga eszközökről beolvasott adatokat </text:span><text:span text:style-name="Line_20_numbering"><text:span text:style-name="T21">FIFO</text:span></text:span><text:span text:style-name="Footnote_20_Symbol"><text:span text:style-name="T25">1</text:span></text:span><text:span text:style-name="T21">-ba kellett gyűjtenem majd a feldolgozó szállnak a FIFO-ból kivett értékékkel kell tovább dolgoznia </text:span><text:span text:style-name="T22">kettő különböző algoritmussal</text:span><text:span text:style-name="T21">. </text:span><text:span text:style-name="T23">A feladat lényegi része a program megírása volt mely ezeket a feladatokat megvalósítja. A programom C nyelven készült. Feladatként tartozik még hozzá egy fordító program ami a linux rendszer sajátossága, a Makefile. Az adatok feldolgozására vagy a program futása során előforduló hibák logolására a Linux rendszer beépített syslog-ját használtam. Ezen kívül még egy másik beépített programot használtam fel a hibák és adatok kezelésére. Ez a program a logrotate. Ennek a segítségével biztosítom hogy a sok loggolt adat és hiba miatt ne teljen meg az amúgy is kevés tárhellyel rendelkező Linux rendszerem. A program segítségével felhasználói szinten be lehet állítani milyen gyakran és milyen adatokat töröljön a rendszer automatikusan. <text:s/></text:span></text:p>
      <text:p text:style-name="P19"/>
      <text:p text:style-name="P19"/>
      <text:p text:style-name="P19"><text:span text:style-name="T8"><text:s text:c="2"/></text:span><text:span text:style-name="T6"><text:s/></text:span></text:p>
      <text:p text:style-name="P19"/>
      <text:p text:style-name="P19"/>
      <text:p text:style-name="P19"/>
      <text:p text:style-name="P19"/>
      <text:p text:style-name="P19"/>
      <text:p text:style-name="P23"><text:span text:style-name="Source_20_Text"><text:span text:style-name="T6">1</text:span></text:span><text:span text:style-name="T6"> </text:span><text:span text:style-name="T3">FIFO: First in first out azaz amit elsőként vettünk azt is fogjuk elsőként felhasználn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>
      <style:text-properties style:text-position="super 58%" fo:background-color="transparent" style:font-size-asian="10.5pt" style:shadow="none"/>
    </style:style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text-position="super 58%"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Numbering_20_Symbols" style:display-name="Numbering Symbols" style:family="text">
      <style:text-properties style:text-position="super 58%" fo:background-color="transparent" style:font-size-asian="10.5pt" style:shadow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itle/></text:p>
      </style:header>
      <style:footer>
        <text:p text:style-name="MP2"><text:page-number text:select-page="current">3</text:page-number></text:p>
      </style:footer>
      <style:footer-left>
        <text:p text:style-name="Footer"><text:page-number text:select-page="current">4</text:page-number></text:p>
      </style:footer-left>
    </style:master-page>
    <style:master-page style:name="First_20_Page" style:display-name="First Page" style:page-layout-name="Mpm2" style:next-style-name="Standard"/>
    <style:master-page style:name="Right_20_Page" style:display-name="Right Page" style:page-layout-name="Mpm3" style:next-style-name="Left_20_Page"/>
    <style:master-page style:name="Left_20_Page" style:display-name="Left Page" style:page-layout-name="Mpm4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2T21:36:16.970127999</meta:creation-date>
    <dc:date>2017-11-14T19:50:33.992700169</dc:date>
    <meta:editing-duration>PT2H8M19S</meta:editing-duration>
    <meta:editing-cycles>16</meta:editing-cycles>
    <meta:generator>LibreOffice/4.3.3.2$Linux_X86_64 LibreOffice_project/430m0$Build-2</meta:generator>
    <meta:document-statistic meta:table-count="0" meta:image-count="0" meta:object-count="0" meta:page-count="4" meta:paragraph-count="24" meta:word-count="468" meta:character-count="3549" meta:non-whitespace-character-count="3076"/>
  </office:meta>
</office:document-meta>
</file>